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25.689cm" table:align="left"/>
    </style:style>
    <style:style style:name="Tabelle1.A" style:family="table-column">
      <style:table-column-properties style:column-width="2.693cm"/>
    </style:style>
    <style:style style:name="Tabelle1.B" style:family="table-column">
      <style:table-column-properties style:column-width="0.914cm"/>
    </style:style>
    <style:style style:name="Tabelle1.C" style:family="table-column">
      <style:table-column-properties style:column-width="3.401cm"/>
    </style:style>
    <style:style style:name="Tabelle1.D" style:family="table-column">
      <style:table-column-properties style:column-width="2.337cm"/>
    </style:style>
    <style:style style:name="Tabelle1.E" style:family="table-column">
      <style:table-column-properties style:column-width="2.335cm"/>
    </style:style>
    <style:style style:name="Tabelle1.K" style:family="table-column">
      <style:table-column-properties style:column-width="2.327cm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a93" officeooo:paragraph-rsid="0001f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fa93" officeooo:paragraph-rsid="0005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fee" officeooo:paragraph-rsid="00034f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3d48" officeooo:paragraph-rsid="00053d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3cb" officeooo:paragraph-rsid="0005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3cb" officeooo:paragraph-rsid="000754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3cb" officeooo:paragraph-rsid="0005a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5be" officeooo:paragraph-rsid="000905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27c2" officeooo:paragraph-rsid="000927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fa93" officeooo:paragraph-rsid="0001fa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fa93" officeooo:paragraph-rsid="0001fa9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75450"/>
    </style:style>
    <style:style style:name="T2" style:family="text">
      <style:text-properties officeooo:rsid="000927c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E"/>
        <table:table-column table:style-name="Tabelle1.D"/>
        <table:table-column table:style-name="Tabelle1.K"/>
        <table:table-row>
          <table:table-cell table:style-name="Tabelle1.A1" office:value-type="string">
            <text:p text:style-name="P14">Indikator</text:p>
          </table:table-cell>
          <table:table-cell table:style-name="Tabelle1.A1" office:value-type="string">
            <text:p text:style-name="P13"/>
          </table:table-cell>
          <table:table-cell table:style-name="Tabelle1.A1" office:value-type="string">
            <text:p text:style-name="P14">Kick-Off</text:p>
          </table:table-cell>
          <table:table-cell table:style-name="Tabelle1.A1" office:value-type="string">
            <text:p text:style-name="P14">Projektplan und Pflichtenheft</text:p>
          </table:table-cell>
          <table:table-cell table:style-name="Tabelle1.A1" office:value-type="string">
            <text:p text:style-name="P14">Analyse und Entwurf</text:p>
          </table:table-cell>
          <table:table-cell table:style-name="Tabelle1.A1" office:value-type="string">
            <text:p text:style-name="P14">Prototyp Funktionstest</text:p>
          </table:table-cell>
          <table:table-cell table:style-name="Tabelle1.A1" office:value-type="string">
            <text:p text:style-name="P14">Release</text:p>
          </table:table-cell>
          <table:table-cell table:style-name="Tabelle1.A1" office:value-type="string">
            <text:p text:style-name="P14">Auslieferung</text:p>
          </table:table-cell>
          <table:table-cell table:style-name="Tabelle1.A1" office:value-type="string">
            <text:p text:style-name="P14">Funktionstest2</text:p>
          </table:table-cell>
          <table:table-cell table:style-name="Tabelle1.A1" office:value-type="string">
            <text:p text:style-name="P14">Vertragsabwicklung</text:p>
          </table:table-cell>
          <table:table-cell table:style-name="Tabelle1.K1" office:value-type="string">
            <text:p text:style-name="P13"/>
          </table:table-cell>
        </table:table-row>
        <table:table-row>
          <table:table-cell table:style-name="Tabelle1.A2" office:value-type="string">
            <text:p text:style-name="P15">Pflichtenheft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7">20%</text:p>
          </table:table-cell>
          <table:table-cell table:style-name="Tabelle1.A2" office:value-type="string">
            <text:p text:style-name="P7">50%</text:p>
          </table:table-cell>
          <table:table-cell table:style-name="Tabelle1.A2" office:value-type="string">
            <text:p text:style-name="P6">Fehlerkorrektur (GR,Inhalt etc.)</text:p>
            <text:p text:style-name="P7">80%</text:p>
          </table:table-cell>
          <table:table-cell table:style-name="Tabelle1.A2" office:value-type="string">
            <text:p text:style-name="P7">90%</text:p>
          </table:table-cell>
          <table:table-cell table:style-name="Tabelle1.A2" office:value-type="string">
            <text:p text:style-name="P7">100%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7">25%</text:p>
          </table:table-cell>
          <table:table-cell table:style-name="Tabelle1.A2" office:value-type="string">
            <text:p text:style-name="P7">50%</text:p>
          </table:table-cell>
          <table:table-cell table:style-name="Tabelle1.A2" office:value-type="string">
            <text:p text:style-name="P7">75%</text:p>
          </table:table-cell>
          <table:table-cell table:style-name="Tabelle1.A2" office:value-type="string">
            <text:p text:style-name="P7">85%</text:p>
          </table:table-cell>
          <table:table-cell table:style-name="Tabelle1.A2" office:value-type="string">
            <text:p text:style-name="P7">100%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Umgebung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9">Eclipse Junit<text:span text:style-name="T1">,Draw.io</text:span></text:p>
          </table:table-cell>
          <table:table-cell table:style-name="Tabelle1.A2" office:value-type="string">
            <text:p text:style-name="P9">Eclipse Junit<text:span text:style-name="T1">,Draw.io, git</text:span></text:p>
          </table:table-cell>
          <table:table-cell table:style-name="Tabelle1.A2" office:value-type="string">
            <text:p text:style-name="P9">Eclipse,Junit,<text:span text:style-name="T1">git,Topcased,gradle,Javadoc,Google Code Style, Proguard,Draw.io</text:span></text:p>
          </table:table-cell>
          <table:table-cell table:style-name="Tabelle1.A2" office:value-type="string">
            <text:p text:style-name="P8">Eclipse,Junit,<text:span text:style-name="T1">git,gradle,Javadoc,Google Code Style, Proguard,Draw.io</text:span>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9">Eclipse Junit<text:span text:style-name="T1">,Draw.io</text:span></text:p>
          </table:table-cell>
          <table:table-cell table:style-name="Tabelle1.A2" office:value-type="string">
            <text:p text:style-name="P9">Eclipse Junit<text:span text:style-name="T1">,Draw.io</text:span></text:p>
          </table:table-cell>
          <table:table-cell table:style-name="Tabelle1.A2" office:value-type="string">
            <text:p text:style-name="P9">Eclipse,Junit,<text:span text:style-name="T1">git,Topcased,Google Code Style, Javadoc</text:span></text:p>
          </table:table-cell>
          <table:table-cell table:style-name="Tabelle1.A2" office:value-type="string">
            <text:p text:style-name="P8">Eclipse,Junit,<text:span text:style-name="T1">git,Topcased,gradle,Javadoc,Google Code Style, Proguard</text:span>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Diagramme</text:p>
          </table:table-cell>
          <table:table-cell table:style-name="Tabelle1.A2" office:value-type="string">
            <text:p text:style-name="P5">Soll</text:p>
          </table:table-cell>
          <table:table-cell table:style-name="Tabelle1.A2" office:value-type="string">
            <text:p text:style-name="P10">-</text:p>
          </table:table-cell>
          <table:table-cell table:style-name="Tabelle1.A2" office:value-type="string">
            <text:p text:style-name="P8">Anwendungsfall</text:p>
            <text:p text:style-name="P8">Klassendiagramm</text:p>
            <text:p text:style-name="P8">Zustandsdiagramm</text:p>
          </table:table-cell>
          <table:table-cell table:style-name="Tabelle1.A2" office:value-type="string">
            <text:p text:style-name="P8">Anwendungsfall</text:p>
            <text:p text:style-name="P8">Klassendiagramm</text:p>
            <text:p text:style-name="P8">Zustandsdiagramm</text:p>
          </table:table-cell>
          <table:table-cell table:style-name="Tabelle1.A2" office:value-type="string">
            <text:p text:style-name="P8">Diagramme mit Korrektur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3">-</text:p>
          </table:table-cell>
          <table:table-cell table:style-name="Tabelle1.K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8">Klassendiagramm</text:p>
            <text:p text:style-name="P8">Zustandsdiagramm</text:p>
          </table:table-cell>
          <table:table-cell table:style-name="Tabelle1.A2" office:value-type="string">
            <text:p text:style-name="P8">Anwendungsfall</text:p>
            <text:p text:style-name="P8"/>
          </table:table-cell>
          <table:table-cell table:style-name="Tabelle1.A2" office:value-type="string">
            <text:p text:style-name="P8">Anwendungsfall</text:p>
            <text:p text:style-name="P8">Klassendiagramm</text:p>
            <text:p text:style-name="P8">Zustandsdiagramm </text:p>
            <text:p text:style-name="P8">ist korrigiert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3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Quellcode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7">0%</text:p>
          </table:table-cell>
          <table:table-cell table:style-name="Tabelle1.A2" office:value-type="string">
            <text:p text:style-name="P7">0%</text:p>
          </table:table-cell>
          <table:table-cell table:style-name="Tabelle1.A2" office:value-type="string">
            <text:p text:style-name="P7">20%</text:p>
          </table:table-cell>
          <table:table-cell table:style-name="Tabelle1.A2" office:value-type="string">
            <text:p text:style-name="P7">75%</text:p>
          </table:table-cell>
          <table:table-cell table:style-name="Tabelle1.A2" office:value-type="string">
            <text:p text:style-name="P7">90%</text:p>
          </table:table-cell>
          <table:table-cell table:style-name="Tabelle1.A2" office:value-type="string">
            <text:p text:style-name="P7">95%</text:p>
          </table:table-cell>
          <table:table-cell table:style-name="Tabelle1.A2" office:value-type="string">
            <text:p text:style-name="P7">100%</text:p>
          </table:table-cell>
          <table:table-cell table:style-name="Tabelle1.A2" office:value-type="string">
            <text:p text:style-name="P7">100%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7">0%</text:p>
          </table:table-cell>
          <table:table-cell table:style-name="Tabelle1.A2" office:value-type="string">
            <text:p text:style-name="P7">0%</text:p>
          </table:table-cell>
          <table:table-cell table:style-name="Tabelle1.A2" office:value-type="string">
            <text:p text:style-name="P7">0%</text:p>
          </table:table-cell>
          <table:table-cell table:style-name="Tabelle1.A2" office:value-type="string">
            <text:p text:style-name="P7">70%</text:p>
          </table:table-cell>
          <table:table-cell table:style-name="Tabelle1.A2" office:value-type="string">
            <text:p text:style-name="P7">90%</text:p>
          </table:table-cell>
          <table:table-cell table:style-name="Tabelle1.A2" office:value-type="string">
            <text:p text:style-name="P7">90%</text:p>
          </table:table-cell>
          <table:table-cell table:style-name="Tabelle1.A2" office:value-type="string">
            <text:p text:style-name="P7">90%</text:p>
          </table:table-cell>
          <table:table-cell table:style-name="Tabelle1.A2" office:value-type="string">
            <text:p text:style-name="P7">90%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Verhältnis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Tests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20%</text:p>
          </table:table-cell>
          <table:table-cell table:style-name="Tabelle1.A2" office:value-type="string">
            <text:p text:style-name="P11">50%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0%</text:p>
          </table:table-cell>
          <table:table-cell table:style-name="Tabelle1.A2" office:value-type="string">
            <text:p text:style-name="P11">2<text:span text:style-name="T2">5</text:span>%</text:p>
          </table:table-cell>
          <table:table-cell table:style-name="Tabelle1.A2" office:value-type="string">
            <text:p text:style-name="P11"><text:span text:style-name="T2">45</text:span>%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Anwender-doku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Einfache Funktionstests realisiert.</text:p>
          </table:table-cell>
          <table:table-cell table:style-name="Tabelle1.A2" office:value-type="string">
            <text:p text:style-name="P12">Abhängigkeiten der Kinder in bezug zum Programm testen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3">-</text:p>
          </table:table-cell>
          <table:table-cell table:style-name="Tabelle1.A2" office:value-type="string">
            <text:p text:style-name="P12">Einfache Funktionstests realisiert.</text:p>
          </table:table-cell>
          <table:table-cell table:style-name="Tabelle1.A2" office:value-type="string">
            <text:p text:style-name="P12">Wäre nötig bei nicht fiktiven prozess.</text:p>
          </table:table-cell>
          <table:table-cell table:style-name="Tabelle1.A2" office:value-type="string">
            <text:p text:style-name="P2">-</text:p>
          </table:table-cell>
          <table:table-cell table:style-name="Tabelle1.A2" office:value-type="string">
            <text:p text:style-name="P2">-</text:p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5">Entwickler-doku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Zu diesem Zeitpunkt nicht nötig, da überschaubares Projekt.</text:p>
          </table:table-cell>
          <table:table-cell table:style-name="Tabelle1.A2" office:value-type="string">
            <text:p text:style-name="P12">Zur selbstkontrolle. Aber Projekt ist überschaubar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15">Release</text:p>
          </table:table-cell>
          <table:table-cell table:style-name="Tabelle1.A2" office:value-type="string">
            <text:p text:style-name="P4">Soll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>Final Ordner:</text:p>
            <text:p text:style-name="P7">- Lastenheft</text:p>
            <text:p text:style-name="P7">- Pflichtenhef</text:p>
            <text:p text:style-name="P7">-Ausschreibung</text:p>
            <text:p text:style-name="P7">-Firmenproträt</text:p>
            <text:p text:style-name="P7">-Angebot</text:p>
            <text:p text:style-name="P7">-Kalkulation</text:p>
            <text:p text:style-name="P7">-Projektbegleitender Bericht</text:p>
            <text:p text:style-name="P7">-Toolvgl.</text:p>
            <text:p text:style-name="P7">- Entwicklerdoku</text:p>
            <text:p text:style-name="P7">- Anwenderdoku</text:p>
            <text:p text:style-name="P7"/>
            <text:p text:style-name="P7">------------- Projektordner Java</text:p>
            <text:p text:style-name="P7">Projektordner UML</text:p>
            <text:p text:style-name="P7">Projektordner Prototyp</text:p>
            <text:p text:style-name="P7">Dokumentenordner 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  <text:soft-page-break/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4">Ist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>Final Ordner:</text:p>
            <text:p text:style-name="P7">- Lastenheft</text:p>
            <text:p text:style-name="P7">- Pflichtenhef</text:p>
            <text:p text:style-name="P7">-Ausschreibung</text:p>
            <text:p text:style-name="P7">-Firmenproträt</text:p>
            <text:p text:style-name="P7">-Angebot</text:p>
            <text:p text:style-name="P7">-Kalkulation</text:p>
            <text:p text:style-name="P7">-Projektbegleitender Bericht</text:p>
            <text:p text:style-name="P7">-Toolvgl.</text:p>
            <text:p text:style-name="P7">- Entwicklerdoku</text:p>
            <text:p text:style-name="P7">- Anwenderdoku</text:p>
            <text:p text:style-name="P7"/>
            <text:p text:style-name="P7">------------- Projektordner Java</text:p>
            <text:p text:style-name="P7">Projektordner UML</text:p>
            <text:p text:style-name="P7">Projektordner Prototyp</text:p>
            <text:p text:style-name="P7">Dokumentenordner 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K2" office:value-type="string">
            <text:p text:style-name="P1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1:42:21.485000000</meta:creation-date>
    <dc:date>2019-04-24T12:29:00.270000000</dc:date>
    <meta:editing-duration>PT24M15S</meta:editing-duration>
    <meta:editing-cycles>5</meta:editing-cycles>
    <meta:generator>LibreOffice/6.2.2.2$Windows_X86_64 LibreOffice_project/2b840030fec2aae0fd2658d8d4f9548af4e3518d</meta:generator>
    <meta:document-statistic meta:table-count="1" meta:image-count="0" meta:object-count="0" meta:page-count="5" meta:paragraph-count="172" meta:word-count="282" meta:character-count="2085" meta:non-whitespace-character-count="1972"/>
  </office:meta>
</office:document-meta>
</file>